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Pゴシック" svg:font-family="MSPゴシック"/>
    <style:font-face style:name="F" svg:font-family="" style:font-family-generic="roman"/>
    <style:font-face style:name="Arial Unicode MS1" svg:font-family="'Arial Unicode MS'" style:font-family-generic="swiss"/>
    <style:font-face style:name="MSPゴシック1" svg:font-family="MSPゴシック" style:font-family-generic="swiss"/>
    <style:font-face style:name="Monaco" svg:font-family="Monaco" style:font-family-generic="modern" style:font-pitch="fixed"/>
    <style:font-face style:name="Liberation Serif2" svg:font-family="'Liberation Serif'" style:font-pitch="variable"/>
    <style:font-face style:name="MSPゴシック2" svg:font-family="MSPゴシック" style:font-pitch="variable"/>
    <style:font-face style:name="ＭＳ Ｐゴシック2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Pゴシック3" svg:font-family="MSPゴシック" style:font-family-generic="swiss" style:font-pitch="variable"/>
    <style:font-face style:name="ＭＳ Ｐゴシック1" svg:font-family="'ＭＳ Ｐゴシック'" style:font-family-generic="swiss" style:font-pitch="variable"/>
    <style:font-face style:name="ＭＳ Ｐゴシック" svg:font-family="'ＭＳ Ｐゴシック'" style:font-adornments="標準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ＭＳ Ｐゴシック1" fo:font-size="10pt" style:font-name-asian="ＭＳ Ｐゴシック2" style:font-size-asian="10pt" style:font-size-complex="10pt"/>
    </style:style>
    <style:style style:name="P4" style:family="paragraph">
      <style:paragraph-properties fo:text-align="center"/>
      <style:text-properties fo:font-size="10pt" style:font-name-asian="ＭＳ Ｐゴシック2" style:font-size-asian="10pt" style:font-size-complex="10pt"/>
    </style:style>
    <style:style style:name="P5" style:family="paragraph">
      <style:paragraph-properties fo:text-align="center"/>
      <style:text-properties style:font-name="MSPゴシック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text-properties style:font-name="MSPゴシック1" fo:font-size="12pt" style:font-name-asian="MSPゴシック1" style:font-size-asian="12pt" style:font-size-complex="12pt"/>
    </style:style>
    <style:style style:name="P8" style:family="paragraph">
      <style:paragraph-properties fo:text-align="center"/>
      <style:text-properties style:font-name="ＭＳ Ｐゴシック1" fo:font-size="10pt" style:font-size-asian="10pt" style:font-size-complex="10pt"/>
    </style:style>
    <style:style style:name="T1" style:family="text">
      <style:text-properties style:font-name="ＭＳ Ｐゴシック1" fo:font-size="10pt" style:font-name-asian="ＭＳ Ｐゴシック2" style:font-size-asian="10pt" style:font-size-complex="10pt"/>
    </style:style>
    <style:style style:name="T2" style:family="text">
      <style:text-properties fo:font-size="10pt" style:font-name-asian="ＭＳ Ｐゴシック2" style:font-size-asian="10pt" style:font-size-complex="10pt"/>
    </style:style>
    <style:style style:name="T3" style:family="text">
      <style:text-properties style:font-name="MSPゴシック"/>
    </style:style>
    <style:style style:name="T4" style:family="text">
      <style:text-properties style:font-name="MSPゴシック1" fo:font-size="12pt" style:font-name-asian="MSPゴシック1" style:font-size-asian="12pt" style:font-size-complex="12pt"/>
    </style:style>
    <style:style style:name="T5" style:family="text">
      <style:text-properties style:font-name="ＭＳ Ｐゴシック1" fo:font-size="10pt" style:font-size-asian="10pt" style:font-size-complex="10pt"/>
    </style:style>
    <style:style style:name="T6" style:family="text">
      <style:text-properties fo:font-size="10pt" style:font-name-asian="ＭＳ Ｐゴシック1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21cm" fo:min-width="7.855cm" style:run-through="foreground"/>
    </style:style>
    <style:style style:name="gr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16cm" fo:min-width="7.851cm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33cm" fo:min-width="2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Arrow" draw:fill="none" draw:fill-color="#ffffff" fo:min-height="14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cm" fo:min-width="7.858cm" style:run-through="foreground"/>
    </style:style>
    <style:style style:name="gr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51cm" fo:min-width="7.855cm" style:run-through="foreground"/>
    </style:style>
    <style:style style:name="gr1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7cm" fo:min-width="7.844cm" style:run-through="foreground"/>
    </style:style>
    <style:style style:name="gr1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cm" fo:min-width="7.84cm" style:run-through="foreground"/>
    </style:style>
    <style:style style:name="gr1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64cm" fo:min-width="7.844cm" style:run-through="foreground"/>
    </style:style>
    <style:style style:name="gr1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52cm" fo:min-width="7.84cm" style:run-through="foreground"/>
    </style:style>
    <style:style style:name="gr1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31cm" fo:min-width="7.844cm" style:run-through="foreground"/>
    </style:style>
    <style:style style:name="gr1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23cm" fo:min-width="7.84cm" style:run-through="foreground"/>
    </style:style>
    <style:style style:name="gr1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04cm" fo:min-width="7.844cm" style:run-through="foreground"/>
    </style:style>
    <style:style style:name="gr1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94cm" fo:min-width="7.84cm" style:run-through="foreground"/>
    </style:style>
    <style:style style:name="gr1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33cm" fo:min-width="2.067cm" style:run-through="background" draw:wrap-influence-on-position="once-concur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18" draw:style-name="gr1"><draw:custom-shape draw:style-name="gr14" draw:text-style-name="P3" svg:width="7.845cm" svg:height="0.632cm" svg:x="6.507cm" svg:y="10.799cm"><text:p text:style-name="P8"><text:span text:style-name="T5">form action=fig1.htm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4" svg:width="7.841cm" svg:height="0.623cm" svg:x="6.507cm" svg:y="11.434cm"><text:p text:style-name="P2"><text:span text:style-name="T2">ログイン情報の送信フォー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7" draw:style-name="gr1"><draw:custom-shape draw:style-name="gr14" draw:text-style-name="P3" svg:width="7.845cm" svg:height="0.632cm" svg:x="6.81cm" svg:y="17.41cm"><text:p text:style-name="P8"><text:span text:style-name="T5">form action=fig1.htm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4" svg:width="7.841cm" svg:height="0.623cm" svg:x="6.81cm" svg:y="18.045cm"><text:p text:style-name="P2"><text:span text:style-name="T2">ログイン情報の送信フォー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6" draw:style-name="gr1"><draw:custom-shape draw:style-name="gr10" draw:text-style-name="P3" svg:width="7.845cm" svg:height="0.578cm" svg:x="6.062cm" svg:y="6.336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062cm" svg:y="6.915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3" draw:style-name="gr1"><draw:custom-shape draw:style-name="gr16" draw:text-style-name="P3" svg:width="7.845cm" svg:height="0.805cm" svg:x="6.839cm" svg:y="14.963cm"><text:p text:style-name="P8"><text:span text:style-name="T5">input id=user-passwordd class=rounded_corner </text:span></text:p><text:p text:style-name="P8"><text:span text:style-name="T5">type=tex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" draw:text-style-name="P4" svg:width="7.841cm" svg:height="0.795cm" svg:x="6.839cm" svg:y="15.773cm"><text:p text:style-name="P2"><text:span text:style-name="T2">ログイン情報の送信フォー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2" draw:style-name="gr1"><draw:custom-shape draw:style-name="gr14" draw:text-style-name="P3" svg:width="7.845cm" svg:height="0.632cm" svg:x="6.839cm" svg:y="12.855cm"><text:p text:style-name="P8"><text:span text:style-name="T5">input id=user-id class=rounded_corner type=tex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4" svg:width="7.841cm" svg:height="0.623cm" svg:x="6.839cm" svg:y="13.49cm"><text:p text:style-name="P2"><text:span text:style-name="T2">ユーザ</text:span><text:span text:style-name="T2">ID</text:span><text:span text:style-name="T2">入力欄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0" draw:style-name="gr1"><draw:custom-shape draw:style-name="gr2" draw:text-style-name="P3" svg:width="7.855cm" svg:height="0.622cm" svg:x="5.315cm" svg:y="2.214cm"><text:p text:style-name="P2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315cm" svg:y="2.835cm"><text:p text:style-name="P2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" draw:style-name="gr1"><draw:custom-shape draw:style-name="gr12" draw:text-style-name="P3" svg:width="7.845cm" svg:height="0.865cm" svg:x="6.511cm" svg:y="8.232cm"><text:p text:style-name="P8"><text:span text:style-name="T5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4" svg:width="7.841cm" svg:height="0.853cm" svg:x="6.511cm" svg:y="9.1cm"><text:p text:style-name="P2"><text:span text:style-name="T2">ページのタイトル</text:span></text:p><text:p text:style-name="P2"><text:span text:style-name="T6">「</text:span><text:span text:style-name="T6">BORG SYSTEM</text:span><text:span text:style-name="T6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" draw:style-name="gr1"><draw:custom-shape draw:style-name="gr10" draw:text-style-name="P3" svg:width="7.845cm" svg:height="0.578cm" svg:x="6.062cm" svg:y="6.336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062cm" svg:y="6.915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" draw:style-name="gr1"><draw:custom-shape draw:style-name="gr8" draw:text-style-name="P3" svg:width="7.859cm" svg:height="0.66cm" svg:x="5.623cm" svg:y="4.277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623cm" svg:y="4.937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line text:anchor-type="paragraph" draw:z-index="21" draw:style-name="gr6" draw:text-style-name="P6" svg:x1="10.751cm" svg:y1="18.667cm" svg:x2="10.751cm" svg:y2="19.487cm"><text:p/></draw:line><draw:line text:anchor-type="paragraph" draw:z-index="20" draw:style-name="gr6" draw:text-style-name="P6" svg:x1="10.751cm" svg:y1="16.566cm" svg:x2="10.751cm" svg:y2="17.386cm"><text:p/></draw:line><draw:custom-shape text:anchor-type="paragraph" draw:z-index="19" draw:style-name="gr18" draw:text-style-name="P5" svg:width="2.41cm" svg:height="1.176cm" svg:x="0cm" svg:y="0cm"><text:p text:style-name="P2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style-name="gr6" draw:text-style-name="P6" svg:x1="10.156cm" svg:y1="9.952cm" svg:x2="10.156cm" svg:y2="10.8cm"><text:p/></draw:line><draw:line text:anchor-type="paragraph" draw:z-index="14" draw:style-name="gr6" draw:text-style-name="P6" svg:x1="10.751cm" svg:y1="14.113cm" svg:x2="10.751cm" svg:y2="14.933cm"><text:p/></draw:line><draw:line text:anchor-type="paragraph" draw:z-index="11" draw:style-name="gr6" draw:text-style-name="P6" svg:x1="10.037cm" svg:y1="7.484cm" svg:x2="10.037cm" svg:y2="8.232cm"><text:p/></draw:line><draw:line text:anchor-type="paragraph" draw:z-index="10" draw:style-name="gr6" draw:text-style-name="P6" svg:x1="10.393cm" svg:y1="12.056cm" svg:x2="10.393cm" svg:y2="12.876cm"><text:p/></draw:line><draw:line text:anchor-type="paragraph" draw:z-index="8" draw:style-name="gr6" draw:text-style-name="P6" svg:x1="9.578cm" svg:y1="5.588cm" svg:x2="9.578cm" svg:y2="6.336cm"><text:p/></draw:line><draw:line text:anchor-type="paragraph" draw:z-index="6" draw:style-name="gr6" draw:text-style-name="P6" svg:x1="9.264cm" svg:y1="3.45cm" svg:x2="9.25cm" svg:y2="4.277cm"><text:p/></draw:line><draw:frame text:anchor-type="paragraph" draw:z-index="4" draw:style-name="gr7" draw:text-style-name="P7" svg:width="4.931cm" svg:height="14.396cm" svg:x="-0.014cm" svg:y="0.265cm"><draw:text-box><text:p><text:span text:style-name="T4">ファイル名</text:span></text:p><text:p><text:span text:style-name="T4">　</text:span><text:span text:style-name="T4">index.html</text:span></text:p><text:p><text:span text:style-name="T4"/></text:p><text:p><text:span text:style-name="T4">概要</text:span></text:p><text:p><text:span text:style-name="T4">　ログインのページ</text:span></text:p></draw:text-box></draw:frame><draw:line text:anchor-type="paragraph" draw:z-index="3" draw:style-name="gr6" draw:text-style-name="P6" svg:x1="6.581cm" svg:y1="1.399cm" svg:x2="6.581cm" svg:y2="2.29cm"><text:p/></draw:line><draw:custom-shape text:anchor-type="paragraph" draw:z-index="2" draw:style-name="gr5" draw:text-style-name="P5" svg:width="2.41cm" svg:height="1.176cm" svg:x="5.385cm" svg:y="0.226cm"><text:p text:style-name="P2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style-name="gr4" draw:text-style-name="P2" svg:x1="4.916cm" svg:y1="-0.191cm" svg:x2="4.916cm" svg:y2="23.659cm"><text:p/></draw:lin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Pゴシック" svg:font-family="MSPゴシック"/>
    <style:font-face style:name="F" svg:font-family="" style:font-family-generic="roman"/>
    <style:font-face style:name="Arial Unicode MS1" svg:font-family="'Arial Unicode MS'" style:font-family-generic="swiss"/>
    <style:font-face style:name="MSPゴシック1" svg:font-family="MSPゴシック" style:font-family-generic="swiss"/>
    <style:font-face style:name="Monaco" svg:font-family="Monaco" style:font-family-generic="modern" style:font-pitch="fixed"/>
    <style:font-face style:name="Liberation Serif2" svg:font-family="'Liberation Serif'" style:font-pitch="variable"/>
    <style:font-face style:name="MSPゴシック2" svg:font-family="MSPゴシック" style:font-pitch="variable"/>
    <style:font-face style:name="ＭＳ Ｐゴシック2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Pゴシック3" svg:font-family="MSPゴシック" style:font-family-generic="swiss" style:font-pitch="variable"/>
    <style:font-face style:name="ＭＳ Ｐゴシック1" svg:font-family="'ＭＳ Ｐゴシック'" style:font-family-generic="swiss" style:font-pitch="variable"/>
    <style:font-face style:name="ＭＳ Ｐゴシック" svg:font-family="'ＭＳ Ｐゴシック'" style:font-adornments="標準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ＭＳ Ｐゴシック" fo:font-family="'ＭＳ Ｐゴシック'" style:font-style-name="標準" style:font-family-generic="swiss" style:font-pitch="variable" fo:font-size="10pt" style:font-name-asian="ＭＳ Ｐゴシック" style:font-family-asian="'ＭＳ Ｐゴシック'" style:font-style-name-asian="標準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3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6:45:00.905981000</meta:creation-date>
    <meta:generator>LibreOffice/4.3.2.2$MacOSX_X86_64 LibreOffice_project/edfb5295ba211bd31ad47d0bad0118690f76407d</meta:generator>
    <dc:date>2015-05-01T17:35:51.392754000</dc:date>
    <meta:editing-duration>PT19M37S</meta:editing-duration>
    <meta:editing-cycles>7</meta:editing-cycles>
    <meta:document-statistic meta:table-count="0" meta:image-count="0" meta:object-count="0" meta:page-count="3" meta:paragraph-count="0" meta:word-count="0" meta:character-count="0" meta:non-whitespace-character-count="0"/>
  </office:meta>
</office:document-meta>
</file>